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5.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</text:p>
          </table:table-cell>
          <table:table-cell office:value-type="string">
            <text:p>Nation</text:p>
          </table:table-cell>
          <table:table-cell office:value-type="string">
            <text:p>Designed</text:p>
          </table:table-cell>
          <table:table-cell office:value-type="string">
            <text:p>No. built</text:p>
          </table:table-cell>
          <table:table-cell office:value-type="string">
            <text:p>Weight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Crew</text:p>
          </table:table-cell>
          <table:table-cell office:value-type="string">
            <text:p>Armor</text:p>
          </table:table-cell>
          <table:table-cell office:value-type="string">
            <text:p>Mai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zer II</text:p>
          </table:table-cell>
          <table:table-cell office:value-type="string">
            <text:p>German</text:p>
          </table:table-cell>
          <table:table-cell office:value-type="float" office:value="1934">
            <text:p>1934</text:p>
          </table:table-cell>
          <table:table-cell office:value-type="float" office:value="1856">
            <text:p>1856</text:p>
          </table:table-cell>
          <table:table-cell office:value-type="string">
            <text:p>8.9t</text:p>
          </table:table-cell>
          <table:table-cell office:value-type="string">
            <text:p>4.81m</text:p>
          </table:table-cell>
          <table:table-cell office:value-type="string">
            <text:p>2.22m</text:p>
          </table:table-cell>
          <table:table-cell office:value-type="string">
            <text:p>1.99m</text:p>
          </table:table-cell>
          <table:table-cell office:value-type="float" office:value="3">
            <text:p>3</text:p>
          </table:table-cell>
          <table:table-cell office:value-type="string">
            <text:p>5mm – 14.5mm</text:p>
          </table:table-cell>
          <table:table-cell office:value-type="string">
            <text:p>2cm KwK 30</text:p>
          </table:table-cell>
          <table:table-cell office:value-type="string">
            <text:p>40 km/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zer III</text:p>
          </table:table-cell>
          <table:table-cell office:value-type="string">
            <text:p>German</text:p>
          </table:table-cell>
          <table:table-cell office:value-type="string">
            <text:p>1935 – 1937</text:p>
          </table:table-cell>
          <table:table-cell office:value-type="float" office:value="5774">
            <text:p>5774</text:p>
          </table:table-cell>
          <table:table-cell office:value-type="string">
            <text:p>23t</text:p>
          </table:table-cell>
          <table:table-cell office:value-type="string">
            <text:p>5.56m</text:p>
          </table:table-cell>
          <table:table-cell office:value-type="string">
            <text:p>2.90m</text:p>
          </table:table-cell>
          <table:table-cell office:value-type="string">
            <text:p>2.5m</text:p>
          </table:table-cell>
          <table:table-cell office:value-type="float" office:value="5">
            <text:p>5</text:p>
          </table:table-cell>
          <table:table-cell office:value-type="string">
            <text:p>15mm – 50mm</text:p>
          </table:table-cell>
          <table:table-cell office:value-type="string">
            <text:p>7.5cm KwK 37</text:p>
          </table:table-cell>
          <table:table-cell office:value-type="string">
            <text:p>40 km/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zer 35(t)</text:p>
          </table:table-cell>
          <table:table-cell office:value-type="string">
            <text:p>German / Czech</text:p>
          </table:table-cell>
          <table:table-cell office:value-type="string">
            <text:p>1934 – 36</text:p>
          </table:table-cell>
          <table:table-cell office:value-type="float" office:value="434">
            <text:p>434</text:p>
          </table:table-cell>
          <table:table-cell office:value-type="string">
            <text:p>10.5t</text:p>
          </table:table-cell>
          <table:table-cell office:value-type="string">
            <text:p>4.90m</text:p>
          </table:table-cell>
          <table:table-cell office:value-type="string">
            <text:p>2.06m</text:p>
          </table:table-cell>
          <table:table-cell office:value-type="string">
            <text:p>2.37m</text:p>
          </table:table-cell>
          <table:table-cell office:value-type="float" office:value="4">
            <text:p>4</text:p>
          </table:table-cell>
          <table:table-cell office:value-type="string">
            <text:p>16mm – 25mm</text:p>
          </table:table-cell>
          <table:table-cell office:value-type="string">
            <text:p>3.7cm KwK 34(t)</text:p>
          </table:table-cell>
          <table:table-cell office:value-type="string">
            <text:p>34 km/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-28 medium</text:p>
          </table:table-cell>
          <table:table-cell office:value-type="string">
            <text:p>Soviet</text:p>
          </table:table-cell>
          <table:table-cell office:value-type="float" office:value="1931">
            <text:p>1931</text:p>
          </table:table-cell>
          <table:table-cell office:value-type="float" office:value="503">
            <text:p>503</text:p>
          </table:table-cell>
          <table:table-cell office:value-type="string">
            <text:p>28t</text:p>
          </table:table-cell>
          <table:table-cell office:value-type="string">
            <text:p>7.44m</text:p>
          </table:table-cell>
          <table:table-cell office:value-type="string">
            <text:p>2.87m</text:p>
          </table:table-cell>
          <table:table-cell office:value-type="string">
            <text:p>2.82m</text:p>
          </table:table-cell>
          <table:table-cell office:value-type="float" office:value="6">
            <text:p>6</text:p>
          </table:table-cell>
          <table:table-cell office:value-type="string">
            <text:p>20mm – 30mm</text:p>
          </table:table-cell>
          <table:table-cell office:value-type="string">
            <text:p>7.62cm Kt-28</text:p>
          </table:table-cell>
          <table:table-cell office:value-type="string">
            <text:p>37 km/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-26 light</text:p>
          </table:table-cell>
          <table:table-cell office:value-type="string">
            <text:p>Soviet</text:p>
          </table:table-cell>
          <table:table-cell office:value-type="string">
            <text:p>1928 – 1931</text:p>
          </table:table-cell>
          <table:table-cell office:value-type="float" office:value="10300">
            <text:p>10300</text:p>
          </table:table-cell>
          <table:table-cell office:value-type="string">
            <text:p>9.6t</text:p>
          </table:table-cell>
          <table:table-cell office:value-type="string">
            <text:p>4.65m</text:p>
          </table:table-cell>
          <table:table-cell office:value-type="string">
            <text:p>2.44m</text:p>
          </table:table-cell>
          <table:table-cell office:value-type="string">
            <text:p>2.24m</text:p>
          </table:table-cell>
          <table:table-cell office:value-type="float" office:value="3">
            <text:p>3</text:p>
          </table:table-cell>
          <table:table-cell office:value-type="string">
            <text:p>6mm – 15mm</text:p>
          </table:table-cell>
          <table:table-cell office:value-type="string">
            <text:p>4.5cm 20K mod. 1932-34 tank gun</text:p>
          </table:table-cell>
          <table:table-cell office:value-type="string">
            <text:p>31.1 km/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6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53S</meta:editing-duration>
    <meta:editing-cycles>3</meta:editing-cycles>
    <meta:generator>OpenOffice/4.0.1$Win32 OpenOffice.org_project/401m5$Build-9714</meta:generator>
    <dc:date>2017-04-20T16:51:17.01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